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246" officeooo:paragraph-rsid="001c3246"/>
    </style:style>
    <style:style style:name="P2" style:family="paragraph" style:parent-style-name="Standard">
      <style:text-properties officeooo:rsid="001db46f" officeooo:paragraph-rsid="001db46f"/>
    </style:style>
    <style:style style:name="P3" style:family="paragraph" style:parent-style-name="Standard">
      <style:text-properties officeooo:rsid="001f2598" officeooo:paragraph-rsid="001f2598"/>
    </style:style>
    <style:style style:name="P4" style:family="paragraph" style:parent-style-name="Standard">
      <style:text-properties officeooo:rsid="001f4da9" officeooo:paragraph-rsid="001f4da9"/>
    </style:style>
    <style:style style:name="P5" style:family="paragraph" style:parent-style-name="Standard">
      <style:text-properties officeooo:rsid="00219d75" officeooo:paragraph-rsid="00219d75"/>
    </style:style>
    <style:style style:name="P6" style:family="paragraph" style:parent-style-name="Standard">
      <style:text-properties officeooo:rsid="0023457e" officeooo:paragraph-rsid="0023457e"/>
    </style:style>
    <style:style style:name="P7" style:family="paragraph" style:parent-style-name="Standard">
      <style:text-properties officeooo:rsid="00269783" officeooo:paragraph-rsid="00269783"/>
    </style:style>
    <style:style style:name="P8" style:family="paragraph" style:parent-style-name="Standard">
      <style:text-properties officeooo:rsid="002841eb" officeooo:paragraph-rsid="002841eb"/>
    </style:style>
    <style:style style:name="T1" style:family="text">
      <style:text-properties officeooo:rsid="0024e778"/>
    </style:style>
    <style:style style:name="T2" style:family="text">
      <style:text-properties officeooo:rsid="002813cd"/>
    </style:style>
    <style:style style:name="T3" style:family="text">
      <style:text-properties officeooo:rsid="0028777a"/>
    </style:style>
    <style:style style:name="T4" style:family="text">
      <style:text-properties officeooo:rsid="002a2e76"/>
    </style:style>
    <style:style style:name="T5" style:family="text">
      <style:text-properties style:text-position="super 58%" officeooo:rsid="002a2e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ran</text:p>
      <text:p text:style-name="P1">Kastas-Ceris</text:p>
      <text:p text:style-name="P1">Yuvis-Ceris</text:p>
      <text:p text:style-name="P1">Vayhati-Ceris</text:p>
      <text:p text:style-name="P1">.</text:p>
      <text:p text:style-name="P1">14 Ceris kings</text:p>
      <text:p text:style-name="P1">.</text:p>
      <text:p text:style-name="P1">Kevala</text:p>
      <text:p text:style-name="P1">Aktunagra-Uparat</text:p>
      <text:p text:style-name="P1">.</text:p>
      <text:p text:style-name="P1">12 Uparat kings</text:p>
      <text:p text:style-name="P1">.</text:p>
      <text:p text:style-name="P2">Nupur-Thakur</text:p>
      <text:p text:style-name="P3">Sanakarna-Kevala</text:p>
      <text:p text:style-name="P4">Likhami-Chattra</text:p>
      <text:p text:style-name="P4">.</text:p>
      <text:p text:style-name="P4">1 Chattra king</text:p>
      <text:p text:style-name="P4">.</text:p>
      <text:p text:style-name="P4">Pragal-Chattra</text:p>
      <text:p text:style-name="P5">Nihitara</text:p>
      <text:p text:style-name="P6">Sarmin – <text:span text:style-name="T1">35720</text:span></text:p>
      <text:p text:style-name="P6">.</text:p>
      <text:p text:style-name="P7">2 Sarmin kings</text:p>
      <text:p text:style-name="P7">.</text:p>
      <text:p text:style-name="P7">Khalaiya-Sarmin <text:span text:style-name="T2">35223 - </text:span><text:span text:style-name="T4">42</text:span><text:span text:style-name="T5">nd</text:span><text:span text:style-name="T4"> Atnasi</text:span></text:p>
      <text:p text:style-name="P8">Kataghrah-<text:span text:style-name="T3">Sarmin</text:span></text:p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4:34:01.632044207</meta:creation-date>
    <dc:date>2022-10-08T15:00:05.260669538</dc:date>
    <meta:editing-duration>PT25M5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39" meta:character-count="258" meta:non-whitespace-character-count="244"/>
  </office:meta>
</office:document-meta>
</file>